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tos etc.</text:p>
      <text:p text:style-name="P2">Tratam os autos de execução de pena privativa de liberdade, atualmente descontada em regime fechado em que a defesa requereu a retificação da Guia de Execução Penal, para que seja considerado como pena cumprida o período em que o apenado esteve cumprindo pena em prisão domiciliar, cujo o período totalizou em 60 (sessenta dias) (evento 20.1).</text:p>
      <text:p text:style-name="P2">Opinou pelo Ministério Público pelo indeferimento do pedido de retificação da GEP, alegando que a Secretaria já elaborou a GEP contabilizando como pena cumprida aqueles períodos (evento 24).</text:p>
      <text:p text:style-name="P2">Relatados.</text:p>
      <text:p text:style-name="P2">Com razão o parecer ministerial, na aba "eventos" do SEEU já foi registrado e contabilizado como pena cumprida o período em que o apenado esteve em prisão domiciliar, que foi de 19/04/2010 a 18/05/2010, e 22/03/2011 a 21/04/2011.</text:p>
      <text:p text:style-name="P2">Isto posto, indefiro o pedido de retificação de guia da defesa, e mantenho a guia pugnada, visto que já foi contabilizado como pena cumprida o período em que o apenado ficou em prisão domiciliar.</text:p>
      <text:p text:style-name="P1">P.R.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34:31.276000000</meta:creation-date>
    <dc:date>2020-01-17T09:05:13.533000000</dc:date>
    <meta:editing-duration>PT1H7M5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7" meta:word-count="160" meta:character-count="984" meta:non-whitespace-character-count="831"/>
  </office:meta>
</office:document-meta>
</file>